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14903a" officeooo:paragraph-rsid="0014903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4903a" officeooo:paragraph-rsid="0014903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font-weight="normal" officeooo:rsid="0014903a" officeooo:paragraph-rsid="0014903a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fo:font-weight="normal" officeooo:rsid="00160771" officeooo:paragraph-rsid="0016077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normal" officeooo:rsid="0017a528" officeooo:paragraph-rsid="0017a528" style:font-size-asian="13pt" style:font-weight-asian="normal" style:font-size-complex="13pt" style:font-weight-complex="normal"/>
    </style:style>
    <style:style style:name="T1" style:family="text">
      <style:text-properties officeooo:rsid="0014f2bd"/>
    </style:style>
    <style:style style:name="T2" style:family="text">
      <style:text-properties officeooo:rsid="0017a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Site Web</text:p>
      <text:p text:style-name="P2"/>
      <text:p text:style-name="P2"/>
      <text:p text:style-name="P2"/>
      <text:p text:style-name="P3">Pour ce projet nous avons d<text:span text:style-name="T2">û</text:span> créer un site web contenant plusieurs page<text:span text:style-name="T2">s</text:span> en utilisant le langage Html, le langage Css, ainsi que le langage Javascript.</text:p>
      <text:p text:style-name="P3"/>
      <text:p text:style-name="P3">Tout d’abord, Marin <text:span text:style-name="T2">s</text:span>’est chargé de créer la page de présentation en créant le corps de la page web et en disposant de paragraphe<text:span text:style-name="T1">s</text:span> expliquant la spécialité NSI <text:span text:style-name="T1">et expliquant brièvement la visée des autres page</text:span><text:span text:style-name="T2">s</text:span>, ainsi que des liens vers les autres pages du site web.</text:p>
      <text:p text:style-name="P3"/>
      <text:p text:style-name="P3">Un fichier CSS commun <text:span text:style-name="T2">à</text:span> toute<text:span text:style-name="T2">s</text:span> les page fut ensuite cré<text:span text:style-name="T2">é</text:span> pour mettre en forme <text:span text:style-name="T1">la page et avoir un meilleur rendu.</text:span></text:p>
      <text:p text:style-name="P3"/>
      <text:p text:style-name="P4">Kylian <text:span text:style-name="T2">s</text:span>’est chargé de faire un page pour expliquer ce que l’on peut apprendre en Html, Css et Javascript en Nsi. Dans cette page du Javascript à ét<text:span text:style-name="T2">é</text:span> intégrer pour ajouté de l’interaction à la page web et pour montr<text:span text:style-name="T2">er</text:span> ce qu’il était possible de faire avec cela.</text:p>
      <text:p text:style-name="P4"/>
      <text:p text:style-name="P4">La dernière page du site est celle dont Léo c’est occuper, cette page vise à montrer ce que l’on pourra apprendre en spécialités Nsi, ainsi que de faire des exemple<text:span text:style-name="T2">s</text:span> pour mieux ce le visualis<text:span text:style-name="T2">er</text:span>.</text:p>
      <text:p text:style-name="P4"/>
      <text:p text:style-name="P5">Kylian Lucas-Thuillier</text:p>
      <text:p text:style-name="P5">Marin Chesneau</text:p>
      <text:p text:style-name="P5">Léo Blanchetiére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2:43:27.458000000</meta:creation-date>
    <dc:date>2022-04-26T23:27:35.590000000</dc:date>
    <meta:editing-duration>PT3M37S</meta:editing-duration>
    <meta:editing-cycles>1</meta:editing-cycles>
    <meta:document-statistic meta:table-count="0" meta:image-count="0" meta:object-count="0" meta:page-count="1" meta:paragraph-count="9" meta:word-count="187" meta:character-count="1052" meta:non-whitespace-character-count="874"/>
    <meta:generator>LibreOffice/7.2.2.2$Windows_X86_64 LibreOffice_project/02b2acce88a210515b4a5bb2e46cbfb63fe97d56</meta:generator>
  </office:meta>
</office:document-meta>
</file>